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dce" officeooo:paragraph-rsid="0010ddce"/>
    </style:style>
    <style:style style:name="T1" style:family="text">
      <style:text-properties officeooo:rsid="0012b1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1"><text:tab/>The purpose of my site is to showcase Venice, Italy. I hope to showcase the interesting things about the location. The site is for a person who’s interested in visiting Venice or learning more about the location. <text:s/><text:span text:style-name="T1">My audience has no potential limitations. There’s many similar sites to mine, they’re doing well. I have stock images in mind, my themes lends itself to images. I’m not creating my own imag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70" meta:character-count="408" meta:non-whitespace-character-count="336"/>
  </office:meta>
</office:document-meta>
</file>